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0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3.2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08:15:15.7506417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9T12:24:52.808019577</dc:date>
    <meta:editing-duration>P101DT15H2M55S</meta:editing-duration>
    <meta:editing-cycles>4476</meta:editing-cycles>
    <meta:generator>LibreOffice/6.4.7.2$Linux_X86_64 LibreOffice_project/40$Build-2</meta:generator>
    <meta:document-statistic meta:table-count="3" meta:cell-count="70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